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1cm" svg:height="1cm" svg:x="10cm" svg:y="2.5cm">
          <text:p text:style-name="P1"><text:span text:style-name="T1">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id="id2" draw:layer="layout" svg:width="3cm" svg:height="1.5cm" svg:x="1.75cm" svg:y="7cm">
          <text:p text:style-name="P1"><text:span text:style-name="T2">Category</text:span></text:p>
          <text:p text:style-name="P1"><text:span text:style-name="T2">Books</text:span></text:p>
          <text:p text:style-name="P1"><text:span text:style-name="T2">Value: 10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3" draw:layer="layout" svg:width="3cm" svg:height="1.5cm" svg:x="11.25cm" svg:y="7cm">
          <text:p text:style-name="P1"><text:span text:style-name="T2">Category</text:span></text:p>
          <text:p text:style-name="P1"><text:span text:style-name="T2">Theatre</text:span></text:p>
          <text:p text:style-name="P1"><text:span text:style-name="T2">Value : 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4" draw:layer="layout" svg:width="3cm" svg:height="1.5cm" svg:x="6.5cm" svg:y="7cm">
          <text:p text:style-name="P1"><text:span text:style-name="T2">Category</text:span></text:p>
          <text:p text:style-name="P1"><text:span text:style-name="T2">Home</text:span></text:p>
          <text:p text:style-name="P1"><text:span text:style-name="T2">Value : 50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0.499cm" svg:y1="3.5cm" svg:x2="3.25cm" svg:y2="7cm" draw:start-shape="id1" draw:start-glue-point="8" draw:end-shape="id2" draw:end-glue-point="0" svg:d="m10499 3500v502l-7249 2497v501">
          <text:p/>
        </draw:connector>
        <draw:connector draw:style-name="gr2" draw:text-style-name="P1" draw:layer="layout" draw:type="lines" svg:x1="10.499cm" svg:y1="3.5cm" svg:x2="12.75cm" svg:y2="7cm" draw:start-shape="id1" draw:start-glue-point="8" draw:end-shape="id3" draw:end-glue-point="0" svg:d="m10499 3500v502l2251 2497v501">
          <text:p/>
        </draw:connector>
        <draw:connector draw:style-name="gr2" draw:text-style-name="P1" draw:layer="layout" draw:type="lines" svg:x1="10.499cm" svg:y1="3.5cm" svg:x2="8cm" svg:y2="7cm" draw:start-shape="id1" draw:start-glue-point="8" draw:end-shape="id4" draw:end-glue-point="0" svg:d="m10499 3500v502l-2499 2497v501">
          <text:p/>
        </draw:connector>
        <draw:custom-shape draw:style-name="gr1" draw:text-style-name="P3" draw:id="id5" draw:layer="layout" svg:width="3cm" svg:height="1.5cm" svg:x="15cm" svg:y="7cm">
          <text:p text:style-name="P1"><text:span text:style-name="T2">Category</text:span></text:p>
          <text:p text:style-name="P1"><text:span text:style-name="T2">Painting</text:span></text:p>
          <text:p text:style-name="P1"><text:span text:style-name="T2">Value : 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0.499cm" svg:y1="3.5cm" svg:x2="16.5cm" svg:y2="7cm" draw:start-shape="id1" draw:start-glue-point="8" draw:end-shape="id5" draw:end-glue-point="0" svg:d="m10499 3500v502l6001 2497v501">
          <text:p/>
        </draw:connector>
        <draw:custom-shape draw:style-name="gr1" draw:text-style-name="P3" draw:layer="layout" svg:width="3cm" svg:height="1.5cm" svg:x="5.5cm" svg:y="9.75cm">
          <text:p text:style-name="P1"><text:span text:style-name="T2">Category</text:span></text:p>
          <text:p text:style-name="P1"><text:span text:style-name="T2">Home</text:span></text:p>
          <text:p text:style-name="P1"><text:span text:style-name="T2">Value : 50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cm" svg:height="1.5cm" svg:x="8.75cm" svg:y="9.75cm">
          <text:p text:style-name="P1"><text:span text:style-name="T2">Category</text:span></text:p>
          <text:p text:style-name="P1"><text:span text:style-name="T2">Books</text:span></text:p>
          <text:p text:style-name="P1"><text:span text:style-name="T2">Value: 10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cm" svg:height="1.5cm" svg:x="12cm" svg:y="9.75cm">
          <text:p text:style-name="P1"><text:span text:style-name="T2">Category</text:span></text:p>
          <text:p text:style-name="P1"><text:span text:style-name="T2">Theatre</text:span></text:p>
          <text:p text:style-name="P1"><text:span text:style-name="T2">Value : 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cm" svg:height="1.5cm" svg:x="15.25cm" svg:y="9.75cm">
          <text:p text:style-name="P1"><text:span text:style-name="T2">Category</text:span></text:p>
          <text:p text:style-name="P1"><text:span text:style-name="T2">Painting</text:span></text:p>
          <text:p text:style-name="P1"><text:span text:style-name="T2">Value : 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cm" svg:height="1.5cm" svg:x="5.5cm" svg:y="12.25cm">
          <text:p text:style-name="P1"><text:span text:style-name="T2">Category</text:span></text:p>
          <text:p text:style-name="P1"><text:span text:style-name="T2">Home</text:span></text:p>
          <text:p text:style-name="P1"><text:span text:style-name="T2">Value : 50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cm" svg:height="1.5cm" svg:x="8.75cm" svg:y="12.25cm">
          <text:p text:style-name="P1"><text:span text:style-name="T2">Category</text:span></text:p>
          <text:p text:style-name="P1"><text:span text:style-name="T2">Books</text:span></text:p>
          <text:p text:style-name="P1"><text:span text:style-name="T2">Value: 1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1cm" svg:height="1cm" svg:x="10cm" svg:y="15cm">
          <text:p text:style-name="P1"><text:span text:style-name="T1">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id="id7" draw:layer="layout" svg:width="3cm" svg:height="1.5cm" svg:x="1.75cm" svg:y="19.5cm">
          <text:p text:style-name="P1"><text:span text:style-name="T2">Category</text:span></text:p>
          <text:p text:style-name="P1"><text:span text:style-name="T2">Books</text:span></text:p>
          <text:p text:style-name="P1"><text:span text:style-name="T2">Value: 10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8" draw:layer="layout" svg:width="3cm" svg:height="1.5cm" svg:x="10.25cm" svg:y="22cm">
          <text:p text:style-name="P1"><text:span text:style-name="T2">Category</text:span></text:p>
          <text:p text:style-name="P1"><text:span text:style-name="T2">Theatre</text:span></text:p>
          <text:p text:style-name="P1"><text:span text:style-name="T2">Value : 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9" draw:layer="layout" svg:width="3cm" svg:height="1.5cm" svg:x="6.5cm" svg:y="19.5cm">
          <text:p text:style-name="P1"><text:span text:style-name="T2">Category</text:span></text:p>
          <text:p text:style-name="P1"><text:span text:style-name="T2">Home</text:span></text:p>
          <text:p text:style-name="P1"><text:span text:style-name="T2">Value : 50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0.499cm" svg:y1="16cm" svg:x2="3.25cm" svg:y2="19.5cm" draw:start-shape="id6" draw:start-glue-point="8" draw:end-shape="id7" draw:end-glue-point="0" svg:d="m10499 16000v502l-7249 2497v501">
          <text:p/>
        </draw:connector>
        <draw:connector draw:style-name="gr2" draw:text-style-name="P1" draw:layer="layout" draw:type="lines" svg:x1="10.499cm" svg:y1="16cm" svg:x2="11.75cm" svg:y2="22cm" draw:start-shape="id6" draw:start-glue-point="8" draw:end-shape="id8" draw:end-glue-point="0" svg:d="m10499 16000v502l1251 4997v501">
          <text:p/>
        </draw:connector>
        <draw:connector draw:style-name="gr2" draw:text-style-name="P1" draw:layer="layout" draw:type="lines" svg:x1="10.499cm" svg:y1="16cm" svg:x2="8cm" svg:y2="19.5cm" draw:start-shape="id6" draw:start-glue-point="8" draw:end-shape="id9" draw:end-glue-point="0" svg:d="m10499 16000v502l-2499 2497v501">
          <text:p/>
        </draw:connector>
        <draw:custom-shape draw:style-name="gr1" draw:text-style-name="P3" draw:id="id10" draw:layer="layout" svg:width="3cm" svg:height="1.5cm" svg:x="16cm" svg:y="22cm">
          <text:p text:style-name="P1"><text:span text:style-name="T2">Category</text:span></text:p>
          <text:p text:style-name="P1"><text:span text:style-name="T2">Painting</text:span></text:p>
          <text:p text:style-name="P1"><text:span text:style-name="T2">Value : 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002cm -2.499cm" svg:x1="10.499cm" svg:y1="16cm" svg:x2="17.5cm" svg:y2="22cm" draw:start-shape="id6" draw:start-glue-point="8" draw:end-shape="id10" draw:end-glue-point="0" svg:d="m10499 16000v500l7001 2500v3000">
          <text:p/>
        </draw:connector>
        <draw:custom-shape draw:style-name="gr1" draw:text-style-name="P3" draw:id="id11" draw:layer="layout" svg:width="3cm" svg:height="1.5cm" svg:x="13cm" svg:y="19.5cm">
          <text:p text:style-name="P1"><text:span text:style-name="T2">Category</text:span></text:p>
          <text:p text:style-name="P1"><text:span text:style-name="T2">Remaining</text:span></text:p>
          <text:p text:style-name="P1"><text:span text:style-name="T2">Value : 12 + 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25cm" svg:y1="22.75cm" svg:x2="14.5cm" svg:y2="21cm" draw:start-shape="id8" draw:start-glue-point="1" draw:end-shape="id11" svg:d="m13250 22750h501l749-1249v-501">
          <text:p/>
        </draw:connector>
        <draw:connector draw:style-name="gr2" draw:text-style-name="P1" draw:layer="layout" draw:type="lines" svg:x1="16cm" svg:y1="22.75cm" svg:x2="14.5cm" svg:y2="21cm" draw:start-shape="id10" draw:start-glue-point="3" draw:end-shape="id11" draw:end-glue-point="2" svg:d="m16000 22750h-501l-999-1249v-501">
          <text:p/>
        </draw:connector>
        <draw:connector draw:style-name="gr2" draw:text-style-name="P1" draw:layer="layout" draw:type="lines" svg:x1="10.499cm" svg:y1="16cm" svg:x2="14.5cm" svg:y2="19.5cm" draw:start-shape="id6" draw:start-glue-point="8" draw:end-shape="id11" draw:end-glue-point="0" svg:d="m10499 16000v502l4001 2497v501">
          <text:p/>
        </draw:connector>
        <draw:line draw:style-name="gr3" draw:text-style-name="P1" draw:layer="layout" svg:x1="10.5cm" svg:y1="22cm" svg:x2="13cm" svg:y2="23.5cm">
          <text:p/>
        </draw:line>
        <draw:line draw:style-name="gr3" draw:text-style-name="P1" draw:layer="layout" svg:x1="10.5cm" svg:y1="23.5cm" svg:x2="13cm" svg:y2="22cm">
          <text:p/>
        </draw:line>
        <draw:line draw:style-name="gr3" draw:text-style-name="P1" draw:layer="layout" svg:x1="16.25cm" svg:y1="22cm" svg:x2="18.75cm" svg:y2="23.5cm">
          <text:p/>
        </draw:line>
        <draw:line draw:style-name="gr3" draw:text-style-name="P1" draw:layer="layout" svg:x1="16.25cm" svg:y1="23.5cm" svg:x2="18.75cm" svg:y2="22cm">
          <text:p/>
        </draw:line>
        <draw:frame draw:style-name="gr4" draw:layer="layout" svg:width="2.335cm" svg:height="0.962cm" svg:x="1.665cm" svg:y="2.25cm">
          <draw:text-box>
            <text:p>Step 1</text:p>
          </draw:text-box>
        </draw:frame>
        <draw:frame draw:style-name="gr4" draw:layer="layout" svg:width="2.335cm" svg:height="0.962cm" svg:x="1.665cm" svg:y="10cm">
          <draw:text-box>
            <text:p>Step 2</text:p>
          </draw:text-box>
        </draw:frame>
        <draw:frame draw:style-name="gr4" draw:layer="layout" svg:width="2.335cm" svg:height="0.962cm" svg:x="1.665cm" svg:y="12.288cm">
          <draw:text-box>
            <text:p>Step 3</text:p>
          </draw:text-box>
        </draw:frame>
        <draw:frame draw:style-name="gr4" draw:layer="layout" svg:width="2.335cm" svg:height="0.962cm" svg:x="1.915cm" svg:y="15.038cm">
          <draw:text-box>
            <text:p>Step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0T13:18:54</meta:creation-date>
    <dc:date>2010-01-10T18:50:46</dc:date>
    <meta:editing-duration>PT00H13M24S</meta:editing-duration>
    <meta:editing-cycles>2</meta:editing-cycles>
    <meta:generator>OpenOffice.org/3.1$Linux OpenOffice.org_project/310m19$Build-9420</meta:generator>
    <meta:document-statistic meta:object-count="36"/>
  </office:meta>
</office:document-meta>
</file>